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1" svg:font-family="'Tlwg Typo'" style:font-pitch="fixed"/>
    <style:font-face style:name="Liberation Sans1" svg:font-family="'Liberation Sans'" style:font-pitch="variable"/>
    <style:font-face style:name="Tlwg Typo" svg:font-family="'Tlwg Typ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6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6.0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3.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3.59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3.342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min-height="2.85cm" fo:min-width="14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6.6cm" svg:height="1.5cm" svg:x="7.7cm" svg:y="0.5cm">
          <text:p text:style-name="P1"><text:span text:style-name="T1">SHUTDOW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.6cm" svg:height="1.5cm" svg:x="3.5cm" svg:y="5.6cm">
          <text:p text:style-name="P1"><text:span text:style-name="T1">PE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6.55cm" svg:height="1.5cm" svg:x="7.45cm" svg:y="17.2cm">
          <text:p text:style-name="P3"><text:span text:style-name="T2">PROB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6.55cm" svg:height="1.5cm" svg:x="0.55cm" svg:y="14.1cm">
          <text:p text:style-name="P1"><text:span text:style-name="T1">SYNCHRONIZ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55cm" svg:height="1.5cm" svg:x="7.5cm" svg:y="11.8cm">
          <text:p text:style-name="P3"><text:span text:style-name="T2">ELEC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6.6cm" svg:height="1.5cm" svg:x="11.2cm" svg:y="5.6cm">
          <text:p text:style-name="P3"><text:span text:style-name="T2">L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6.7cm" svg:height="1.2cm" svg:x="7.4cm" svg:y="9.3cm">
          <text:p text:style-name="P1"><text:span text:style-name="T3">Election succeeded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1.588cm" svg:y1="9.3cm" svg:x2="14.5cm" svg:y2="7.1cm" draw:start-shape="id1" draw:start-glue-point="4" draw:end-shape="id2" draw:end-glue-point="2" svg:d="M11588 9300v-501l2912-1198v-501" svg:viewBox="0 0 2913 2201">
          <text:p/>
        </draw:connector>
        <draw:connector draw:style-name="gr4" draw:text-style-name="P1" draw:layer="layout" draw:type="lines" svg:x1="10.775cm" svg:y1="11.8cm" svg:x2="10.75cm" svg:y2="10.5cm" draw:start-shape="id3" draw:start-glue-point="0" draw:end-shape="id1" draw:end-glue-point="8" svg:d="M10775 11800v-501l-25-297v-502" svg:viewBox="0 0 26 1301">
          <text:p/>
        </draw:connector>
        <draw:connector draw:style-name="gr4" draw:text-style-name="P1" draw:layer="layout" draw:type="lines" svg:x1="10.725cm" svg:y1="17.2cm" svg:x2="10.75cm" svg:y2="16cm" draw:start-shape="id4" draw:start-glue-point="0" draw:end-shape="id5" draw:end-glue-point="8" svg:d="M10725 17200v-501l25-197v-502" svg:viewBox="0 0 26 1201">
          <text:p/>
        </draw:connector>
        <draw:custom-shape draw:style-name="gr5" draw:text-style-name="P5" xml:id="id6" draw:id="id6" draw:layer="layout" svg:width="6.5cm" svg:height="1.2cm" svg:x="7.7cm" svg:y="3.3cm">
          <text:p text:style-name="P1"><text:span text:style-name="T3">Shutdown invok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0.95cm" svg:y1="3.3cm" svg:x2="11cm" svg:y2="2cm" draw:start-shape="id6" draw:start-glue-point="5" draw:end-shape="id7" svg:d="M10950 3300v-501l50-298v-501" svg:viewBox="0 0 51 1301">
          <text:p/>
        </draw:connector>
        <draw:custom-shape draw:style-name="gr6" draw:text-style-name="P5" xml:id="id9" draw:id="id9" draw:layer="layout" svg:width="6.1cm" svg:height="1.2cm" svg:x="3.1cm" svg:y="20.4cm">
          <text:p text:style-name="P1"><text:span text:style-name="T3">Startu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0.75cm" svg:y1="9.3cm" svg:x2="6.8cm" svg:y2="7.1cm" draw:start-shape="id1" draw:start-glue-point="5" draw:end-shape="id8" draw:end-glue-point="2" svg:d="M10750 9300v-501l-3950-1198v-501" svg:viewBox="0 0 3951 2201">
          <text:p/>
        </draw:connector>
        <draw:custom-shape draw:style-name="gr6" draw:text-style-name="P5" xml:id="id10" draw:id="id10" draw:layer="layout" svg:width="6.1cm" svg:height="1.2cm" svg:x="11.3cm" svg:y="20.4cm">
          <text:p text:style-name="P1"><text:span text:style-name="T3">Time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6.913cm" svg:y1="20.4cm" svg:x2="10.725cm" svg:y2="18.7cm" draw:start-shape="id9" draw:start-glue-point="4" draw:end-shape="id4" draw:end-glue-point="2" svg:d="M6913 20400v-501l3812-698v-501" svg:viewBox="0 0 3813 1701">
          <text:p/>
        </draw:connector>
        <draw:connector draw:style-name="gr4" draw:text-style-name="P1" draw:layer="layout" draw:type="lines" svg:x1="14.35cm" svg:y1="20.4cm" svg:x2="10.725cm" svg:y2="18.7cm" draw:start-shape="id10" draw:start-glue-point="5" draw:end-shape="id4" draw:end-glue-point="2" svg:d="M14350 20400v-501l-3625-698v-501" svg:viewBox="0 0 3626 1701">
          <text:p/>
        </draw:connector>
        <draw:custom-shape draw:style-name="gr3" draw:text-style-name="P5" xml:id="id5" draw:id="id5" draw:layer="layout" svg:width="6.7cm" svg:height="1.2cm" svg:x="7.4cm" svg:y="14.8cm">
          <text:p text:style-name="P1"><text:span text:style-name="T3">Start / Join Elec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0.75cm" svg:y1="14.8cm" svg:x2="10.775cm" svg:y2="13.3cm" draw:start-shape="id5" draw:start-glue-point="5" draw:end-shape="id3" draw:end-glue-point="2" svg:d="M10750 14800v-501l25-498v-501" svg:viewBox="0 0 26 1501">
          <text:p/>
        </draw:connector>
        <draw:connector draw:style-name="gr7" draw:text-style-name="P1" draw:layer="layout" svg:x1="7.45cm" svg:y1="17.95cm" svg:x2="3.825cm" svg:y2="15.6cm" draw:start-shape="id4" draw:start-glue-point="3" draw:end-shape="id11" draw:end-glue-point="2" svg:d="M7450 17950h-3625v-2350" svg:viewBox="0 0 3626 2351">
          <text:p/>
        </draw:connector>
        <draw:custom-shape draw:style-name="gr8" draw:text-style-name="P1" xml:id="id12" draw:id="id12" draw:layer="layout" svg:width="15.2cm" svg:height="3.2cm" svg:x="3cm" svg:y="4.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draw:line-skew="-0.05cm -11.099cm" svg:x1="10.6cm" svg:y1="8cm" svg:x2="15.113cm" svg:y2="20.4cm" draw:start-shape="id12" draw:start-glue-point="2" draw:end-shape="id10" draw:end-glue-point="4" svg:d="M10600 8000v500l4513 300v11600" svg:viewBox="0 0 4514 12401">
          <text:p/>
        </draw:connector>
        <draw:connector draw:style-name="gr4" draw:text-style-name="P1" draw:layer="layout" draw:type="lines" svg:x1="14.05cm" svg:y1="12.55cm" svg:x2="15.113cm" svg:y2="20.4cm" draw:start-shape="id3" draw:start-glue-point="1" draw:end-shape="id10" draw:end-glue-point="4" svg:d="M14050 12550h501l562 7349v501" svg:viewBox="0 0 1064 7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lwg Typo1" svg:font-family="'Tlwg Typo'" style:font-pitch="fixed"/>
    <style:font-face style:name="Liberation Sans1" svg:font-family="'Liberation Sans'" style:font-pitch="variable"/>
    <style:font-face style:name="Tlwg Typo" svg:font-family="'Tlwg Typ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5-03-26T15:22:07.590931979</meta:creation-date>
    <dc:date>2015-03-31T16:38:42.579302772</dc:date>
    <dc:creator>paolo </dc:creator>
    <meta:editing-duration>PT16H45M45S</meta:editing-duration>
    <meta:editing-cycles>18</meta:editing-cycles>
    <meta:generator>LibreOffice/4.3.3.2$Linux_X86_64 LibreOffice_project/430m0$Build-2</meta:generator>
    <meta:document-statistic meta:object-count="23"/>
  </office:meta>
</office:document-meta>
</file>